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1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6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size="54pt"/>
    </style:style>
    <style:style style:name="P9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10" style:family="paragraph">
      <style:paragraph-properties fo:margin-top="0cm" fo:margin-bottom="0.5cm" fo:line-height="100%"/>
      <style:text-properties fo:font-size="32pt"/>
    </style:style>
    <style:style style:name="P11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2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cm" fo:margin-bottom="0.5cm" fo:line-height="100%" fo:text-align="center"/>
    </style:style>
    <style:style style:name="P15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8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24pt" style:font-size-asian="24pt" style:font-size-complex="24pt"/>
    </style:style>
    <style:style style:name="P19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style:text-autospace="none"/>
    </style:style>
    <style:style style:name="P21" style:family="paragraph">
      <style:paragraph-properties fo:margin-top="0cm" fo:margin-bottom="0.5cm" fo:line-height="100%"/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4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5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8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22" style:family="text">
      <style:text-properties fo:color="#333333" fo:font-family="'Courier New'" style:font-family-generic="modern" style:font-pitch="fixed" fo:font-size="24pt" style:font-size-asian="24pt" style:font-size-complex="24pt"/>
    </style:style>
    <style:style style:name="T23" style:family="text">
      <style:text-properties fo:color="#333333"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000000" fo:font-family="'Courier New'" style:font-family-generic="modern" style:font-pitch="fixed" fo:font-size="18pt" fo:font-weight="normal" style:font-family-asian="NimbusRomNo9L-Regu" style:font-size-asian="18pt" style:font-weight-asian="normal" style:font-family-complex="NimbusRomNo9L-Regu" style:font-size-complex="18pt" style:font-weight-complex="normal"/>
    </style:style>
    <style:style style:name="T25" style:family="text">
      <style:text-properties fo:color="#000000" fo:font-family="'Courier New'" style:font-family-generic="modern" style:font-pitch="fixed" fo:font-size="18pt" fo:font-weight="normal" style:font-family-asian="NimbusMonL-Bold" style:font-size-asian="18pt" style:font-weight-asian="normal" style:font-family-complex="NimbusMonL-Bold" style:font-size-complex="18pt" style:font-weight-complex="normal"/>
    </style:style>
    <style:style style:name="T26" style:family="text">
      <style:text-properties fo:color="#000000" fo:font-family="'Courier New'" style:font-family-generic="modern" style:font-pitch="fixed" fo:font-size="18pt" fo:font-weight="normal" style:font-family-asian="NimbusMonL-Regu" style:font-size-asian="18pt" style:font-weight-asian="normal" style:font-family-complex="NimbusMonL-Regu" style:font-size-complex="18pt" style:font-weight-complex="normal"/>
    </style:style>
    <style:style style:name="T27" style:family="text">
      <style:text-properties fo:color="#b3b3b3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28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29" style:family="text">
      <style:text-properties fo:color="#333333" fo:font-family="'Open Sans'" style:font-style-name="Predeterminado" style:font-family-generic="swiss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Índice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Introducción al dominó</text:span></text:p>
              </text:list-item>
              <text:list-item>
                <text:p text:style-name="P3"><text:span text:style-name="T3">Planificación</text:span></text:p>
              </text:list-item>
              <text:list-item>
                <text:p text:style-name="P3"><text:span text:style-name="T3">Desarrollo</text:span></text:p>
              </text:list-item>
              <text:list-item>
                <text:p text:style-name="P3"><text:span text:style-name="T3">Conclusiones</text:span></text:p>
              </text:list-item>
              <text:list-item>
                <text:p text:style-name="P3"><text:span text:style-name="T3">Demostració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¿Qué es dominous?</text:span></text:p>
          </draw:text-box>
        </draw:frame>
        <draw:frame draw:style-name="gr6" draw:text-style-name="P4" draw:layer="layout" svg:width="24.5cm" svg:height="10.5cm" svg:x="2cm" svg:y="7cm">
          <draw:text-box>
            <text:list text:style-name="L2">
              <text:list-item>
                <text:p text:style-name="P10"><text:span text:style-name="T3">Dominous es un </text:span><text:span text:style-name="T6">videojuego de dominó</text:span></text:p>
              </text:list-item>
              <text:list-item>
                <text:p text:style-name="P10"><text:span text:style-name="T3">También es </text:span><text:span text:style-name="T6">Software libre</text:span></text:p>
              </text:list-item>
              <text:list-item>
                <text:p text:style-name="P10"><text:span text:style-name="T3">Utiliza </text:span><text:span text:style-name="T6">Sistemas Expertos</text:span></text:p>
              </text:list-item>
              <text:list-item>
                <text:p text:style-name="P10"><text:span text:style-name="T3">Tutorial, modo laboratorio, sistema de themes, creación de nuevos jugadores..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Por qué dominous?</text:span></text:p>
          </draw:text-box>
        </draw:frame>
        <draw:frame draw:style-name="gr7" draw:text-style-name="P4" draw:layer="layout" svg:width="24.5cm" svg:height="10.5cm" svg:x="2.031cm" svg:y="6.851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3"><text:span text:style-name="T7"><text:s text:c="6"/></text:span><text:span text:style-name="T7">a pesar de la creencia popula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8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Cultura del dominó</text:span></text:p>
                <text:p text:style-name="P3"><text:span text:style-name="T10"><text:s text:c="2"/>“</text:span><text:span text:style-name="T10">El dominó es un juego de señores“ <text:s/></text:span></text:p>
              </text:list-item>
              <text:list-item>
                <text:p text:style-name="P3"><text:span text:style-name="T11">Prohibido comunicación entre compañeros</text:span></text:p>
              </text:list-item>
              <text:list-item>
                <text:p text:style-name="P3"><text:span text:style-name="T12">Forzar el pas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"><text:span text:style-name="T11">Fomentar </text:span><text:span text:style-name="T12">compañerism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0" draw:text-style-name="P11" draw:layer="layout" svg:width="4.084cm" svg:height="3.71cm" svg:x="2.279cm" svg:y="7.768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.363cm" svg:y="7.478cm">
          <text:p/>
        </draw:ellipse>
        <draw:frame draw:style-name="gr10" draw:text-style-name="P11" draw:layer="layout" svg:width="4.084cm" svg:height="3.71cm" svg:x="12.133cm" svg:y="1.417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1.217cm" svg:y="1.127cm">
          <text:p/>
        </draw:ellipse>
        <draw:frame draw:style-name="gr10" draw:text-style-name="P11" draw:layer="layout" svg:width="4.084cm" svg:height="3.71cm" svg:x="22.944cm" svg:y="7.903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22.028cm" svg:y="7.613cm">
          <text:p/>
        </draw:ellips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3" draw:text-style-name="P1" draw:layer="layout" svg:width="1.454cm" svg:height="2.761cm" svg:x="14.025cm" svg:y="18.387cm">
          <text:p/>
        </draw:rect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2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4" draw:text-style-name="P4" draw:layer="layout" svg:width="24.842cm" svg:height="11.973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</text:list>
            <text:list text:style-name="L3"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</text:list>
            <text:list text:style-name="L2">
              <text:list-item>
                <text:p text:style-name="P3"><text:span text:style-name="T3">Apoyo entre </text:span><text:span text:style-name="T6">compañeros</text:span><text:span text:style-name="T7">, no individual</text:span></text:p>
              </text:list-item>
              <text:list-item>
                <text:p text:style-name="P3"><text:span text:style-name="T3">Cierres</text:span></text:p>
              </text:list-item>
              <text:list-item>
                <text:p text:style-name="P3"><text:span text:style-name="T3">Dobles</text:span></text:p>
              </text:list-item>
              <text:list-item>
                <text:p text:style-name="P3"><text:span text:style-name="T3">Memoria durante la partida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5" draw:text-style-name="P12" draw:layer="layout" svg:width="2.232cm" svg:height="3.71cm" svg:x="6.944cm" svg:y="10.8cm">
          <draw:text-box>
            <text:p text:style-name="P1"><text:span text:style-name="T13">1</text:span></text:p>
          </draw:text-box>
        </draw:frame>
        <draw:frame draw:style-name="gr15" draw:text-style-name="P12" draw:layer="layout" svg:width="2.232cm" svg:height="3.71cm" svg:x="5.387cm" svg:y="4.903cm">
          <draw:text-box>
            <text:p text:style-name="P1"><text:span text:style-name="T13">2</text:span></text:p>
          </draw:text-box>
        </draw:frame>
        <draw:frame draw:style-name="gr15" draw:text-style-name="P12" draw:layer="layout" svg:width="2.232cm" svg:height="3.71cm" svg:x="7.334cm" svg:y="4.903cm">
          <draw:text-box>
            <text:p text:style-name="P1"><text:span text:style-name="T13">3</text:span></text:p>
          </draw:text-box>
        </draw:frame>
        <draw:frame draw:style-name="gr15" draw:text-style-name="P12" draw:layer="layout" svg:width="2.232cm" svg:height="3.71cm" svg:x="15.518cm" svg:y="4.847cm">
          <draw:text-box>
            <text:p text:style-name="P1"><text:span text:style-name="T13">4</text:span></text:p>
          </draw:text-box>
        </draw:frame>
        <draw:frame draw:style-name="gr15" draw:text-style-name="P12" draw:layer="layout" svg:width="2.232cm" svg:height="3.71cm" svg:x="19.468cm" svg:y="4.79cm">
          <draw:text-box>
            <text:p text:style-name="P1"><text:span text:style-name="T13">6</text:span></text:p>
          </draw:text-box>
        </draw:frame>
        <draw:frame draw:style-name="gr15" draw:text-style-name="P12" draw:layer="layout" svg:width="2.232cm" svg:height="3.71cm" svg:x="21.53cm" svg:y="1.009cm">
          <draw:text-box>
            <text:p text:style-name="P1"><text:span text:style-name="T13">7</text:span></text:p>
          </draw:text-box>
        </draw:frame>
        <draw:frame draw:style-name="gr15" draw:text-style-name="P12" draw:layer="layout" svg:width="2.232cm" svg:height="3.71cm" svg:x="17.629cm" svg:y="4.368cm">
          <draw:text-box>
            <text:p text:style-name="P1"><text:span text:style-name="T13">5</text:span></text:p>
          </draw:text-box>
        </draw:frame>
        <draw:frame draw:style-name="gr12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segundo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frame draw:style-name="gr16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 </text:span><text:span text:style-name="T14">1/2</text:span></text:p>
          </draw:text-box>
        </draw:frame>
        <draw:frame draw:style-name="gr1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 </text:span><text:span text:style-name="T14">2/2</text:span></text:p>
          </draw:text-box>
        </draw:frame>
        <draw:frame draw:style-name="gr18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20" draw:text-style-name="P13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1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23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frame draw:style-name="gr12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28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30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3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35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7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39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1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12" draw:text-style-name="P1" draw:layer="layout" svg:width="27.999cm" svg:height="20.999cm" svg:x="0cm" svg:y="0cm">
          <draw:image xlink:href="../images/basico_fin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1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43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draw:id="id25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tor gráfico </text:span><text:span text:style-name="T14">1/3</text:span></text:p>
          </draw:text-box>
        </draw:frame>
        <draw:frame draw:style-name="gr44" draw:text-style-name="P4" draw:layer="layout" svg:width="24.842cm" svg:height="10.5cm" svg:x="2.031cm" svg:y="6.632cm">
          <draw:text-box>
            <text:list text:style-name="L2">
              <text:list-item>
                <text:p text:style-name="P3"><text:span text:style-name="T3">Controla el flujo entre secciones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tor gráfico </text:span><text:span text:style-name="T14">2/3</text:span></text:p>
          </draw:text-box>
        </draw:frame>
        <draw:frame draw:style-name="gr46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draw:id="id2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draw:id="id29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Motor gráfico </text:span><text:span text:style-name="T14">3/3</text:span></text:p>
          </draw:text-box>
        </draw:frame>
        <draw:frame draw:style-name="gr47" draw:text-style-name="P4" draw:layer="layout" svg:width="24.842cm" svg:height="10.5cm" svg:x="2.031cm" svg:y="6.631cm">
          <draw:text-box>
            <text:list text:style-name="L2">
              <text:list-item>
                <text:p text:style-name="P10"><text:span text:style-name="T6">Diseño de interfaces</text:span><text:span text:style-name="T3"><text:line-break/></text:span><text:span text:style-name="T3"> <text:s text:c="2"/>líneas sencillas, botones grandes</text:span></text:p>
              </text:list-item>
              <text:list-item>
                <text:p text:style-name="P10"><text:span text:style-name="T6">Gestión de eventos</text:span><text:span text:style-name="T3"><text:line-break/></text:span><text:span text:style-name="T3"> <text:s text:c="2"/>aumento de área de clic</text:span></text:p>
              </text:list-item>
              <text:list-item>
                <text:p text:style-name="P10"><text:span text:style-name="T6">Audio</text:span><text:span text:style-name="T3"> y </text:span><text:span text:style-name="T6">música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draw:id="id3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cursos_graficos_ui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draw:id="id3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9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51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draw:id="id32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estión partida dominó </text:span><text:span text:style-name="T14">1/2</text:span></text:p>
          </draw:text-box>
        </draw:frame>
        <draw:frame draw:style-name="gr52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</text:span><text:span text:style-name="T3"><text:line-break/></text:span><text:span text:style-name="T3"><text:tab/></text:span><text:span text:style-name="T6">Fichas</text:span><text:span text:style-name="T6"><text:line-break/></text:span><text:span text:style-name="T6"><text:tab/></text:span><text:span text:style-name="T6">Tiempos</text:span><text:span text:style-name="T6"><text:line-break/></text:span><text:span text:style-name="T6"><text:tab/></text:span><text:span text:style-name="T6">reglas</text:span></text:p>
              </text:list-item>
              <text:list-item>
                <text:p text:style-name="P3"><text:span text:style-name="T6">Registro de partida</text:span><text:span text:style-name="T3">, para el sistema de IA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draw:id="id33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estión partida dominó </text:span><text:span text:style-name="T14">2/2</text:span></text:p>
          </draw:text-box>
        </draw:frame>
        <draw:frame draw:style-name="gr53" draw:text-style-name="P18" draw:layer="layout" svg:width="24.842cm" svg:height="10.5cm" svg:x="2.031cm" svg:y="6.631cm">
          <draw:text-box>
            <text:p text:style-name="P3"><text:span text:style-name="T22">MOSTRAR UN EJEMPLO más VISUAL de un registro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draw:id="id34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55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57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1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draw:id="id35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Inteligencia Artificial </text:span><text:span text:style-name="T14">2/5</text:span></text:p>
          </draw:text-box>
        </draw:frame>
        <draw:frame draw:style-name="gr58" draw:text-style-name="P13" draw:layer="layout" svg:width="24.842cm" svg:height="10.5cm" svg:x="1.731cm" svg:y="6.631cm">
          <draw:text-box>
            <text:p text:style-name="P3"><text:span text:style-name="T7">Estructura básica – </text:span><text:span text:style-name="T6">¿Qué necesitamos?</text:span></text:p>
            <text:list text:style-name="L2">
              <text:list-item>
                <text:p text:style-name="P3"><text:span text:style-name="T6">Biblioteca de reglas</text:span><text:span text:style-name="T7"> – funciones python</text:span></text:p>
              </text:list-item>
              <text:list-item>
                <text:p text:style-name="P3"><text:span text:style-name="T7">Dependencia del </text:span><text:span text:style-name="T6">rol en la partida </text:span></text:p>
              </text:list-item>
              <text:list-item>
                <text:p text:style-name="P3"><text:span text:style-name="T6">No determinista</text:span></text:p>
              </text:list-item>
              <text:list-item>
                <text:p text:style-name="P3"><text:span text:style-name="T7">Información sobre </text:span><text:span text:style-name="T6">tiempo pensando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draw:id="id36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Inteligencia Artificial </text:span><text:span text:style-name="T14">3/5</text:span></text:p>
          </draw:text-box>
        </draw:frame>
        <draw:frame draw:style-name="gr59" draw:text-style-name="P19" draw:layer="layout" svg:width="24.842cm" svg:height="10.5cm" svg:x="1.731cm" svg:y="6.631cm">
          <draw:text-box>
            <text:p text:style-name="P3"><text:span text:style-name="T23">1 <text:s text:c="2"/>selfQUITAR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draw:id="id3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Inteligencia Artificial </text:span><text:span text:style-name="T14">5/5</text:span></text:p>
          </draw:text-box>
        </draw:frame>
        <draw:frame draw:style-name="gr60" draw:text-style-name="P21" draw:layer="layout" svg:width="24.842cm" svg:height="10.5cm" svg:x="1.731cm" svg:y="6.631cm">
          <draw:text-box>
            <text:p text:style-name="P20"><text:span text:style-name="T24">1 </text:span><text:span text:style-name="T25">class </text:span><text:span text:style-name="T26">HACER DIAGRAMA EXPLICATIVO 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draw:id="id38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do laboratorio</text:span></text:p>
          </draw:text-box>
        </draw:frame>
        <draw:frame draw:style-name="gr61" draw:text-style-name="P4" draw:layer="layout" svg:width="25.425cm" svg:height="10.5cm" svg:x="1.627cm" svg:y="6.631cm">
          <draw:text-box>
            <text:p text:style-name="P3"><text:span text:style-name="T3">Enfrenta a sistemas expertos</text:span></text:p>
            <text:list text:style-name="L2">
              <text:list-item>
                <text:p text:style-name="P3"><text:span text:style-name="T7">Elección de </text:span><text:span text:style-name="T6">parejas</text:span></text:p>
              </text:list-item>
              <text:list-item>
                <text:p text:style-name="P3"><text:span text:style-name="T6">100 partidas</text:span></text:p>
              </text:list-item>
              <text:list-item>
                <text:p text:style-name="P3"><text:span text:style-name="T6">Resultados</text:span><text:span text:style-name="T7"> de las partidas </text:span></text:p>
              </text:list-item>
              <text:list-item>
                <text:p text:style-name="P3"><text:span text:style-name="T7">Evaluación sistemas expertos 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draw:id="id3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lab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draw:id="id40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images/screenshots_lab2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draw:id="id41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do tutorial</text:span></text:p>
          </draw:text-box>
        </draw:frame>
        <draw:frame draw:style-name="gr62" draw:text-style-name="P4" draw:layer="layout" svg:width="25.425cm" svg:height="10.5cm" svg:x="1.627cm" svg:y="6.631cm">
          <draw:text-box>
            <text:p text:style-name="P3"><text:span text:style-name="T3">Explicación sencilla sobre dominó y dominous</text:span></text:p>
            <text:list text:style-name="L2">
              <text:list-item>
                <text:p text:style-name="P3"><text:span text:style-name="T6">Cómo jugar a dominó</text:span></text:p>
              </text:list-item>
              <text:list-item>
                <text:p text:style-name="P3"><text:span text:style-name="T6">Cómo utilizar la aplicación</text:span></text:p>
              </text:list-item>
            </text:list>
            <text:p text:style-name="P3"><text:span text:style-name="T6">Dominous</text:span><text:span text:style-name="T7"> está diseñado para </text:span><text:span text:style-name="T6">jugadores de cualquier edad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draw:id="id42">
        <office:forms form:automatic-focus="false" form:apply-design-mode="false"/>
        <draw:frame draw:style-name="gr1" draw:text-style-name="P1" draw:layer="layout" svg:width="28cm" svg:height="21cm" svg:x="0cm" svg:y="0cm">
          <draw:image xlink:href="../../../tutorial/41_jugar_partida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draw:id="id43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../../tutorial/62_como_jugar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draw:id="id44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Extensibilidad</text:span><text:span text:style-name="T27"> </text:span><text:span text:style-name="T14">IA</text:span></text:p>
          </draw:text-box>
        </draw:frame>
        <draw:frame draw:style-name="gr63" draw:text-style-name="P4" draw:layer="layout" svg:width="25.425cm" svg:height="11.473cm" svg:x="1.627cm" svg:y="6.631cm">
          <draw:text-box>
            <text:p text:style-name="P3"><text:span text:style-name="T3">Soporte para añadir nuevos sistemas expertos</text:span></text:p>
            <text:list text:style-name="L2">
              <text:list-item>
                <text:p text:style-name="P3"><text:span text:style-name="T6">player.ini</text:span><text:span text:style-name="T7"> – nombre y configuración</text:span></text:p>
              </text:list-item>
              <text:list-item>
                <text:p text:style-name="P3"><text:span text:style-name="T6">player.py </text:span><text:span text:style-name="T7">–</text:span><text:span text:style-name="T6"> </text:span><text:span text:style-name="T3">razonamiento</text:span><text:span text:style-name="T3"><text:line-break/></text:span><text:span text:style-name="T3"> <text:s text:c="4"/>Sencillo gracias a </text:span><text:span text:style-name="T6">biblioteca de funciones</text:span></text:p>
              </text:list-item>
              <text:list-item>
                <text:p text:style-name="P3"><text:span text:style-name="T6">Detección automática</text:span><text:span text:style-name="T3"> de nuevos jugadores</text:span></text:p>
              </text:list-item>
              <text:list-item>
                <text:p text:style-name="P3"><text:span text:style-name="T6">Manual </text:span><text:span text:style-name="T3">con estructura y consejos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draw:id="id45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Extensibilidad </text:span><text:span text:style-name="T14">gráfica</text:span></text:p>
          </draw:text-box>
        </draw:frame>
        <draw:frame draw:style-name="gr64" draw:text-style-name="P4" draw:layer="layout" svg:width="25.425cm" svg:height="11.473cm" svg:x="1.627cm" svg:y="6.631cm">
          <draw:text-box>
            <text:p text:style-name="P3"><text:span text:style-name="T3">Soporte para nuevos temas gráficos</text:span></text:p>
            <text:list text:style-name="L2">
              <text:list-item>
                <text:p text:style-name="P3"><text:span text:style-name="T6">Sencilla estructura</text:span><text:span text:style-name="T3"> de directorios</text:span></text:p>
              </text:list-item>
              <text:list-item>
                <text:p text:style-name="P3"><text:span text:style-name="T3">Únicamente es necesario </text:span><text:span text:style-name="T6">sustituir ficheros</text:span></text:p>
              </text:list-item>
              <text:list-item>
                <text:p text:style-name="P3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3"><text:span text:style-name="T6">Manual</text:span><text:span text:style-name="T3"> con formatos y consejos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draw:id="id4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_fruits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draw:id="id4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Pruebas </text:span><text:span text:style-name="T14">1/2</text:span><text:span text:style-name="T5"> </text:span></text:p>
          </draw:text-box>
        </draw:frame>
        <draw:frame draw:style-name="gr65" draw:text-style-name="P4" draw:layer="layout" svg:width="25.425cm" svg:height="10.5cm" svg:x="1.627cm" svg:y="6.631cm">
          <draw:text-box>
            <text:p text:style-name="P3"><text:span text:style-name="T3">Pruebas de código: </text:span><text:span text:style-name="T6">Unitarias</text:span><text:span text:style-name="T7"> y de</text:span><text:span text:style-name="T6"> integración</text:span></text:p>
            <text:p text:style-name="P3"><text:span text:style-name="T7">Problemas:</text:span></text:p>
            <text:list text:style-name="L2">
              <text:list-item>
                <text:p text:style-name="P3"><text:span text:style-name="T3">Programación gráfica</text:span></text:p>
              </text:list-item>
              <text:list-item>
                <text:p text:style-name="P3"><text:span text:style-name="T3">Gestión de partida de dominó</text:span></text:p>
              </text:list-item>
            </text:list>
            <text:p text:style-name="P3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draw:id="id48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Pruebas </text:span><text:span text:style-name="T14">2/2</text:span><text:span text:style-name="T5"> </text:span></text:p>
          </draw:text-box>
        </draw:frame>
        <draw:frame draw:style-name="gr66" draw:text-style-name="P4" draw:layer="layout" svg:width="25.425cm" svg:height="10.973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6">Diferentes objetivos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draw:id="id49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67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draw:id="id5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draw:id="id5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draw:id="id52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68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draw:id="id53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ifusión</text:span></text:p>
          </draw:text-box>
        </draw:frame>
        <draw:frame draw:style-name="gr69" draw:text-style-name="P4" draw:layer="layout" svg:width="25.425cm" svg:height="10.5cm" svg:x="1.627cm" svg:y="6.631cm">
          <draw:text-box>
            <text:list text:style-name="L2">
              <text:list-header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1" draw:text-style-name="P1" draw:layer="layout" svg:width="11.412cm" svg:height="4.485cm" svg:x="13.529cm" svg:y="3.293cm">
          <draw:image xlink:href="../images/guadalinex.png" xlink:type="simple" xlink:show="embed" xlink:actuate="onLoad">
            <text:p/>
          </draw:image>
        </draw:frame>
        <draw:frame draw:style-name="gr1" draw:text-style-name="P1" draw:layer="layout" svg:width="5.761cm" svg:height="1.672cm" svg:x="20.197cm" svg:y="14.853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3.656cm" svg:height="2.499cm" svg:x="9.128cm" svg:y="14.402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3.564cm" svg:height="2.856cm" svg:x="14.553cm" svg:y="14.286cm">
          <draw:image xlink:href="../images/logo_cusl_uca.png" xlink:type="simple" xlink:show="embed" xlink:actuate="onLoad">
            <text:p/>
          </draw:image>
        </draw:frame>
        <draw:frame draw:style-name="gr1" draw:text-style-name="P1" draw:layer="layout" svg:width="6.376cm" svg:height="2.039cm" svg:x="2.17cm" svg:y="10.296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5.446cm" svg:height="3.851cm" svg:x="2.047cm" svg:y="13.899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7.064cm" svg:height="1.926cm" svg:x="10.793cm" svg:y="10.296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4.486cm" svg:height="4.487cm" svg:x="20.575cm" svg:y="9.077cm">
          <draw:image xlink:href="../images/osluca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draw:id="id5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draw:id="id55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draw:id="id56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70" draw:text-style-name="P22" draw:layer="layout" svg:width="25.425cm" svg:height="10.5cm" svg:x="1.627cm" svg:y="6.631cm">
          <draw:text-box>
            <text:list text:style-name="L2">
              <text:list-item>
                <text:p text:style-name="P3"><text:span text:style-name="T28">B. Ruipérez Moral. Libro del dominó. Otero Ediciones, 1990.</text:span></text:p>
              </text:list-item>
              <text:list-item>
                <text:p text:style-name="P3"><text:span text:style-name="T28">Mark Pilgrim. Dive Into Python. APress, 2004. ISBN 1590593561.</text:span></text:p>
              </text:list-item>
              <text:list-item>
                <text:p text:style-name="P3"><text:span text:style-name="T28">http://docs.python.org</text:span></text:p>
              </text:list-item>
              <text:list-item>
                <text:p text:style-name="P3"><text:span text:style-name="T28">http://www.pygame.org/docs</text:span></text:p>
              </text:list-item>
              <text:list-item>
                <text:p text:style-name="P3"><text:span text:style-name="T28">Pablo Recio Quijano. </text:span><text:span text:style-name="T29">Ampliación y reingeniería de un sistema experto basado en reglas con fines educativos.</text:span><text:span text:style-name="T28"> PFC Ingeniería Técnica en Informática de Sistemas, Universidad de Cádiz, 2010</text:span></text:p>
              </text:list-item>
              <text:list-item>
                <text:p text:style-name="P3"><text:span text:style-name="T28">http://idiginbpel.wordpress.com/2010/03/11/doxygen-python/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draw:id="id5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draw:id="id58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71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72" draw:text-style-name="P13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38H15M08S</meta:editing-duration>
    <meta:editing-cycles>45</meta:editing-cycles>
    <meta:generator>OpenOffice.org/3.2$Win32 OpenOffice.org_project/320m12$Build-9483</meta:generator>
    <dc:date>2011-11-26T17:42:13.62</dc:date>
    <dc:creator>Ignacio Palomo Duarte</dc:creator>
    <meta:document-statistic meta:object-count="337"/>
  </office:meta>
</office:document-meta>
</file>